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e469a" style:font-size-asian="20pt" style:font-weight-asian="bold" style:font-size-complex="20pt" style:font-weight-complex="bold"/>
    </style:style>
    <style:style style:name="P2" style:family="paragraph" style:parent-style-name="Standard">
      <style:text-properties officeooo:paragraph-rsid="001e469a"/>
    </style:style>
    <style:style style:name="P3"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1f96cb" officeooo:paragraph-rsid="001e469a" style:font-size-asian="14pt" style:font-weight-asian="bold" style:font-size-complex="14pt" style:font-weight-complex="bold"/>
    </style:style>
    <style:style style:name="P4" style:family="paragraph" style:parent-style-name="Standard">
      <style:text-properties style:font-name="Liberation Serif" fo:font-size="14pt" officeooo:paragraph-rsid="001e469a" style:font-size-asian="14pt" style:font-size-complex="14pt"/>
    </style:style>
    <style:style style:name="P5"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386f97" officeooo:paragraph-rsid="00386f97" style:font-size-asian="14pt" style:font-weight-asian="normal" style:font-size-complex="14pt" style:font-weight-complex="normal"/>
    </style:style>
    <style:style style:name="P6"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39b2e6" officeooo:paragraph-rsid="0039b2e6" style:font-size-asian="14pt" style:font-weight-asian="normal" style:font-size-complex="14pt" style:font-weight-complex="normal"/>
    </style:style>
    <style:style style:name="P7" style:family="paragraph" style:parent-style-name="Standard">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39b2e6" officeooo:paragraph-rsid="0039b2e6"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386f97" style:font-weight-asian="bold" style:font-weight-complex="bold"/>
    </style:style>
    <style:style style:name="T3" style:family="text">
      <style:text-properties officeooo:rsid="0035202b"/>
    </style:style>
    <style:style style:name="T4" style:family="text">
      <style:text-properties officeooo:rsid="0036cd34"/>
    </style:style>
    <style:style style:name="T5" style:family="text">
      <style:text-properties officeooo:rsid="003829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emaine <text:span text:style-name="T5">5</text:span></text:p>
      <text:p text:style-name="P1"><text:span text:style-name="T4">6</text:span> <text:span text:style-name="T3">au </text:span><text:span text:style-name="T4">10</text:span><text:span text:style-name="T3"> mai </text:span>2024</text:p>
      <text:p text:style-name="P2"/>
      <text:p text:style-name="P2"/>
      <text:p text:style-name="P4"><text:span text:style-name="T1">Lundi </text:span><text:span text:style-name="T2">6</text:span><text:span text:style-name="T1"> avril</text:span></text:p>
      <text:p text:style-name="P3"/>
      <text:p text:style-name="P3"/>
      <text:p text:style-name="P5">J’ai terminé le tutoriel pour la majeure partie pour l’utilisation de NS3. J’ai fait plusieurs essais de compilation, j’ai testé plusieurs simulations NS3, et j’ai testé NETANIM également. Ensuite j’ai commencé à l’installation du module ROS-NS3 sans succès.<text:line-break/></text:p>
      <text:p text:style-name="P5"><text:line-break/><text:line-break/><text:span text:style-name="T1">Mardi 7 mai</text:span></text:p>
      <text:p text:style-name="P5"><text:span text:style-name="T1"/></text:p>
      <text:p text:style-name="P5"><text:span text:style-name="T1"/></text:p>
      <text:p text:style-name="P5">J’ai réussi à installer le module finalement, avec plusieurs essais concluants. </text:p>
      <text:p text:style-name="P5">Ensuite j’ai créé un script qui théoriquement agis sur les nœuds et topics ROS mais je n’arrive pas à le faire fonctionner et je suis bloqué. En effet lors de la compilation, les classes que j’ai utilisé du module ROS NS3 ne sont pas reconnues et je n’ai pas encore trouver de solution.</text:p>
      <text:p text:style-name="P5">En parallèle j’ai créé des scripts python qui créent des nœuds ROS et publient dessus, ou publient sur des nœuds existants, notamment un signal « avancer ».</text:p>
      <text:p text:style-name="P5"/>
      <text:p text:style-name="P5"/>
      <text:p text:style-name="P5"/>
      <text:p text:style-name="P7">Vendredi 10 mai</text:p>
      <text:p text:style-name="P7"/>
      <text:p text:style-name="P7"/>
      <text:p text:style-name="P6">Étant en télétravail, je réalise la documentation sous forme de transparents du fonctionnement détaillée de CARLA ROS Bridge. J’ai réalisé plusieurs schémas et écrit plusieurs p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5:14:56.060038323</meta:creation-date>
    <meta:generator>LibreOffice/7.3.7.2$Linux_X86_64 LibreOffice_project/30$Build-2</meta:generator>
    <dc:date>2024-05-10T14:36:13.380036444</dc:date>
    <meta:editing-duration>PT57M40S</meta:editing-duration>
    <meta:editing-cycles>23</meta:editing-cycles>
    <meta:document-statistic meta:table-count="0" meta:image-count="0" meta:object-count="0" meta:page-count="1" meta:paragraph-count="10" meta:word-count="172" meta:character-count="1037" meta:non-whitespace-character-count="871"/>
  </office:meta>
</office:document-meta>
</file>